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f0bb" officeooo:paragraph-rsid="0000f0bb"/>
    </style:style>
    <style:style style:name="P2" style:family="paragraph" style:parent-style-name="Standard">
      <style:text-properties officeooo:rsid="000271cf" officeooo:paragraph-rsid="000271cf"/>
    </style:style>
    <style:style style:name="P3" style:family="paragraph" style:parent-style-name="Standard">
      <style:text-properties fo:font-weight="bold" officeooo:rsid="0000f0bb" officeooo:paragraph-rsid="0000f0bb" style:font-weight-asian="bold" style:font-weight-complex="bold"/>
    </style:style>
    <style:style style:name="P4" style:family="paragraph" style:parent-style-name="Standard">
      <style:text-properties fo:font-weight="bold" officeooo:rsid="00033109" officeooo:paragraph-rsid="00033109" style:font-weight-asian="bold" style:font-weight-complex="bold"/>
    </style:style>
    <style:style style:name="P5" style:family="paragraph" style:parent-style-name="Standard">
      <style:text-properties fo:font-weight="bold" officeooo:rsid="00053611" officeooo:paragraph-rsid="00053611" style:font-weight-asian="bold" style:font-weight-complex="bold"/>
    </style:style>
    <style:style style:name="P6" style:family="paragraph" style:parent-style-name="Standard">
      <style:text-properties officeooo:rsid="00033109" officeooo:paragraph-rsid="000271cf"/>
    </style:style>
    <style:style style:name="P7" style:family="paragraph" style:parent-style-name="Standard">
      <style:text-properties fo:font-weight="normal" officeooo:rsid="00033109" officeooo:paragraph-rsid="00033109" style:font-weight-asian="normal" style:font-weight-complex="normal"/>
    </style:style>
    <style:style style:name="P8" style:family="paragraph" style:parent-style-name="Standard">
      <style:text-properties fo:font-weight="normal" officeooo:rsid="00035aed" officeooo:paragraph-rsid="00035aed" style:font-weight-asian="normal" style:font-weight-complex="normal"/>
    </style:style>
    <style:style style:name="P9" style:family="paragraph" style:parent-style-name="Standard">
      <style:text-properties fo:font-weight="normal" officeooo:rsid="00053611" officeooo:paragraph-rsid="00053611" style:font-weight-asian="normal" style:font-weight-complex="normal"/>
    </style:style>
    <style:style style:name="T1" style:family="text">
      <style:text-properties officeooo:rsid="000271cf"/>
    </style:style>
    <style:style style:name="T2" style:family="text">
      <style:text-properties officeooo:rsid="00035aed"/>
    </style:style>
    <style:style style:name="T3" style:family="text">
      <style:text-properties officeooo:rsid="000536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zelew za studia w ING</text:p>
      <text:p text:style-name="P1">1. Włącz przeglądarkie internetową</text:p>
      <text:p text:style-name="P1">2. Wejdź na dowolną wyszukiwarke internetową</text:p>
      <text:p text:style-name="P1">3. W polu wyszukiwanie wpisz ING</text:p>
      <text:p text:style-name="P1">4. Kliknij pierwszy wynik wyszukiwania</text:p>
      <text:p text:style-name="P1">5. W prawym górnym rogu znajduje się przycisk zaloguj</text:p>
      <text:p text:style-name="P1">6. kliknij go I wybierz Moje ING</text:p>
      <text:p text:style-name="P1">7. Pojawi się okno zaloguj się do bankowości internetowej.</text:p>
      <text:p text:style-name="P1">8. W okienku login wpisz swój login po czym kliknij dalej</text:p>
      <text:p text:style-name="P1">9. Teraz pojawi się okienko z hasłem I zostaniesz poproszony o uzupełnienie brakujących znaków.</text:p>
      <text:p text:style-name="P1">10. Wypełnij brakujące pole po czym kliknij dalej.</text:p>
      <text:p text:style-name="P1">11. Zalogowałeś się na swoje konto w banku.</text:p>
      <text:p text:style-name="P1">12. Teraz na górze ekranu znajdziesz przycik wykonaj tranzakcję.</text:p>
      <text:p text:style-name="P1">13. Pojawi ci się okno w którym klikniesz przelew zwykły.</text:p>
      <text:p text:style-name="P1">14. <text:span text:style-name="T1">W Numer rachunku wpiszesz numer konta podany przez uczelnię. Powinieneś go znaleźć w dokumentach otrzymanych na rozpoczęciu.</text:span></text:p>
      <text:p text:style-name="P2">15. W nazwa I adres odbiorcy. Możesz wpisać cokolwiek, aczkowliek fajnie żęby mialo to sens gdyby coś poszło nie tak I musiałbyś się tłumaczyć w banku co poszło nie tak.</text:p>
      <text:p text:style-name="P2">16. W kwocie wpisujesz kwote którą znajdiesz w liście od uczelni (co roku nowa kwota)</text:p>
      <text:p text:style-name="P2">17. W tytule też mośżesz wpisać cokolwiek, lecz lepiej z głową.</text:p>
      <text:p text:style-name="P2">18. Reszte okienek zostawiasz w spokoju I klikasz dalej.</text:p>
      <text:p text:style-name="P2">19. Możesz teraz zostać poproszony o podanie kodu potwierdzającego twoja torzsamość, który dostaniesz SMSem.</text:p>
      <text:p text:style-name="P2">20. Wpisujesz go w pole Wpisz kod autoryzacyjny włąśnie otrzymany z banku.</text:p>
      <text:p text:style-name="P2">21. Klikasz potwierdź</text:p>
      <text:p text:style-name="P2"/>
      <text:p text:style-name="P6"/>
      <text:p text:style-name="P4">Zbudowanie Zealota W Starcraft</text:p>
      <text:p text:style-name="P4"/>
      <text:p text:style-name="P7">1. Włącz gre starcraft.</text:p>
      <text:p text:style-name="P7">2. Po obejrzenia logo oraz Cinematica pojawi się menu główne</text:p>
      <text:p text:style-name="P7">3. Wsicnij Single Player</text:p>
      <text:p text:style-name="P7">4. Wciśnij przycisk Play Custom</text:p>
      <text:p text:style-name="P7">5. Z listy wybierz jedną z map</text:p>
      <text:p text:style-name="P7">6. Wciśnij Ok</text:p>
      <text:p text:style-name="P7">7. Teraz przy swojej nazwie rozwiń <text:span text:style-name="T2">liste I <text:s/>wybierz Protoss</text:span></text:p>
      <text:p text:style-name="P8">8. W polu pod swoja nazwą wybierz AI</text:p>
      <text:p text:style-name="P8">9. Kliknij OK</text:p>
      <text:p text:style-name="P8">10. Teraz gra się łąduje</text:p>
      <text:p text:style-name="P8">11. zaznacz swoje Probe</text:p>
      <text:p text:style-name="P8">12. Kliknij nimi na minerały tak aby zaczeł zbierać surowce.</text:p>
      <text:p text:style-name="P8">13. Gdy uzbierasz 100 minerałów wybierz jedną probke I z menu które pojawi się w prawym dolnym rogu <text:s/>wybierz pierwszą ikonke w lewym dolnym rogu.</text:p>
      <text:p text:style-name="P8">14. Teraz wybierz śodkową ikonke z pierwszego rzędu</text:p>
      <text:p text:style-name="P8">15. Kliknij teraz w miejscu na mapie gdzie możłiwe jest postawienie budynku (zaświeci się na zielono)</text:p>
      <text:p text:style-name="P8">16. Czekaj aż pojawi się pylon.</text:p>
      <text:p text:style-name="P8">17. Jeżeli pojawił się pylon I masz zebrane 150 minerałów możesz wcisnąć ikonke budowania tak jak wczesniej tylko że teraz wybierz pierwsząikonke <text:s/>w drugim rzędzie.</text:p>
      <text:p text:style-name="P8">18. Teraz musisz zbudować ten budynek w zasięgu pylona (w niebieskim polu wokół niego)</text:p>
      <text:p text:style-name="P8"><text:soft-page-break/>19. Poczekaj aż pojawi się budynek.</text:p>
      <text:p text:style-name="P8">20. Kliknij na przedchwilą wybudowany budynek</text:p>
      <text:p text:style-name="P8">21. Jeśli masz 100 minerałów możesz kliknąć pierwszą <text:span text:style-name="T3">ikonkę w menu w prawym dolnym rogu.</text:span></text:p>
      <text:p text:style-name="P9">22. Pojawi się pasek produkcji jednostki.</text:p>
      <text:p text:style-name="P9">23. Po chwili pojawi się Zealota.</text:p>
      <text:p text:style-name="P9"/>
      <text:p text:style-name="P9"/>
      <text:p text:style-name="P5">Sprawdzenie autobusu lini 40 w kierunku Będzin Kościuszki z przystanku Katowice Piotra Skargi w aplikacji mobileMPK jeśłi zostałą już pobrana</text:p>
      <text:p text:style-name="P5"/>
      <text:p text:style-name="P9">1. Dotknij palcem ikonki mobileMPK</text:p>
      <text:p text:style-name="P9">2. Dotknij rozkłąd lini</text:p>
      <text:p text:style-name="P9">3. W przewijanej liście znajdź autobus nr 40</text:p>
      <text:p text:style-name="P9">4. Kliknij ikonke Będzin Kościuszki</text:p>
      <text:p text:style-name="P9">5. Dotknij Katowice Piotra Skargi</text:p>
      <text:p text:style-name="P9">6. Na skrolowanej liście znajdziesz wszystkie godziny. (przesuwajać w prawo lub lewo można zmienić dzień tygodni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12-07T13:21:44.764000000</dc:date>
    <meta:editing-duration>PT1M20S</meta:editing-duration>
    <meta:editing-cycles>1</meta:editing-cycles>
    <meta:document-statistic meta:table-count="0" meta:image-count="0" meta:object-count="0" meta:page-count="2" meta:paragraph-count="53" meta:word-count="496" meta:character-count="3055" meta:non-whitespace-character-count="2609"/>
  </office:meta>
</office:document-meta>
</file>